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3.0134in"/>
    </style:style>
    <style:style style:name="co5" style:family="table-column">
      <style:table-column-properties fo:break-before="auto" style:column-width="1.6673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1.3339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>
      <style:table-cell-properties fo:wrap-option="no-wrap"/>
      <style:text-properties fo:color="#000000" fo:font-weight="normal"/>
    </style:style>
    <style:style style:name="ce4" style:family="table-cell" style:parent-style-name="Default" style:data-style-name="N110"/>
    <style:style style:name="ce5" style:family="table-cell" style:parent-style-name="Default" style:data-style-name="N108"/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Parts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</table:table-row>
        <table:table-row table:style-name="ro1">
          <table:table-cell office:value-type="string">
            <text:p>C1-C7</text:p>
          </table:table-cell>
          <table:table-cell table:number-columns-repeated="2"/>
          <table:table-cell office:value-type="string">
            <text:p>Cap 100nF 0603</text:p>
          </table:table-cell>
          <table:table-cell office:value-type="float" office:value="7">
            <text:p>7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formula="oooc:=[.E2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12">
            <text:p>£0.0120</text:p>
          </table:table-cell>
          <table:table-cell table:formula="oooc:=[.K2]*[.J2]" office:value-type="currency" office:currency="GBP" office:value="1.68">
            <text:p>£1.6800</text:p>
          </table:table-cell>
        </table:table-row>
        <table:table-row table:style-name="ro1">
          <table:table-cell office:value-type="string">
            <text:p>C8</text:p>
          </table:table-cell>
          <table:table-cell table:number-columns-repeated="2"/>
          <table:table-cell office:value-type="string">
            <text:p>Cap 47uF Electrolytic 2.54mm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451072">
            <text:p>9451072</text:p>
          </table:table-cell>
          <table:table-cell table:formula="oooc:=[.E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7">
            <text:p>£0.0370</text:p>
          </table:table-cell>
          <table:table-cell table:formula="oooc:=[.K3]*[.J3]" office:value-type="currency" office:currency="GBP" office:value="0.74">
            <text:p>£0.7400</text:p>
          </table:table-cell>
        </table:table-row>
        <table:table-row table:style-name="ro1">
          <table:table-cell office:value-type="string">
            <text:p>CON1</text:p>
          </table:table-cell>
          <table:table-cell table:number-columns-repeated="2"/>
          <table:table-cell office:value-type="string">
            <text:p>RJ11 4P4C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table:formula="oooc:=[.E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K4]*[.J4]" office:value-type="currency" office:currency="GBP" office:value="5.4">
            <text:p>£5.4000</text:p>
          </table:table-cell>
        </table:table-row>
        <table:table-row table:style-name="ro1">
          <table:table-cell office:value-type="string">
            <text:p>CON3-5</text:p>
          </table:table-cell>
          <table:table-cell table:number-columns-repeated="2"/>
          <table:table-cell office:value-type="string">
            <text:p>Cage-clamp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table:formula="oooc:=[.E5]*[Sheet2.$B$1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currency" office:currency="GBP" office:value="0.191">
            <text:p>£0.1910</text:p>
          </table:table-cell>
          <table:table-cell table:formula="oooc:=[.K5]*[.J5]" office:value-type="currency" office:currency="GBP" office:value="11.46">
            <text:p>£11.4600</text:p>
          </table:table-cell>
        </table:table-row>
        <table:table-row table:style-name="ro1">
          <table:table-cell office:value-type="string">
            <text:p>CON2</text:p>
          </table:table-cell>
          <table:table-cell table:number-columns-repeated="2"/>
          <table:table-cell office:value-type="string">
            <text:p>Cage-clamp end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formula="oooc:=[.E6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K6]*[.J6]" office:value-type="currency" office:currency="GBP" office:value="5.4">
            <text:p>£5.4000</text:p>
          </table:table-cell>
        </table:table-row>
        <table:table-row table:style-name="ro1">
          <table:table-cell office:value-type="string">
            <text:p>CON6-7</text:p>
          </table:table-cell>
          <table:table-cell office:value-type="string">
            <text:p>Lumberg</text:p>
          </table:table-cell>
          <table:table-cell/>
          <table:table-cell office:value-type="string">
            <text:p>Screw Terminal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151789">
            <text:p>151789</text:p>
          </table:table-cell>
          <table:table-cell table:formula="oooc:=[.E7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29">
            <text:p>£0.2900</text:p>
          </table:table-cell>
          <table:table-cell table:formula="oooc:=[.K7]*[.J7]" office:value-type="currency" office:currency="GBP" office:value="11.6">
            <text:p>£11.6000</text:p>
          </table:table-cell>
        </table:table-row>
        <table:table-row table:style-name="ro1">
          <table:table-cell office:value-type="string">
            <text:p>CON8-9</text:p>
          </table:table-cell>
          <table:table-cell table:number-columns-repeated="2"/>
          <table:table-cell office:value-type="string">
            <text:p>6.3x0.8 Spade Terminal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table:style-name="ce3" office:value-type="float" office:value="4215590">
            <text:p>4215590</text:p>
          </table:table-cell>
          <table:table-cell table:formula="oooc:=[.E8]*[Sheet2.$B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62">
            <text:p>£0.0620</text:p>
          </table:table-cell>
          <table:table-cell table:formula="oooc:=[.K8]*[.J8]" office:value-type="currency" office:currency="GBP" office:value="2.48">
            <text:p>£2.4800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TI</text:p>
          </table:table-cell>
          <table:table-cell office:value-type="string">
            <text:p>MSP430F2234</text:p>
          </table:table-cell>
          <table:table-cell office:value-type="string">
            <text:p>Micro-controller – TSSOP38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table:formula="oooc:=[.E9]*[Sheet2.$B$1]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currency" office:currency="GBP" office:value="2.81">
            <text:p>£2.8100</text:p>
          </table:table-cell>
          <table:table-cell table:formula="oooc:=[.K9]*[.J9]" office:value-type="currency" office:currency="GBP" office:value="56.2">
            <text:p>£56.2000</text:p>
          </table:table-cell>
        </table:table-row>
        <table:table-row table:style-name="ro1">
          <table:table-cell office:value-type="string">
            <text:p>IC2-5</text:p>
          </table:table-cell>
          <table:table-cell/>
          <table:table-cell table:style-name="ce2" office:value-type="float" office:value="74153">
            <text:p>74153</text:p>
          </table:table-cell>
          <table:table-cell office:value-type="string">
            <text:p>4-to-1 MUX – SOP16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table:formula="oooc:=[.E10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Default" office:value-type="float" office:value="0.104">
            <text:p>0.1</text:p>
          </table:table-cell>
          <table:table-cell table:style-name="ce5" table:formula="oooc:=[.K10]*[.J10]" office:value-type="currency" office:currency="GBP" office:value="10.4">
            <text:p>£10.40</text:p>
          </table:table-cell>
        </table:table-row>
        <table:table-row table:style-name="ro1">
          <table:table-cell office:value-type="string">
            <text:p>IC6-7</text:p>
          </table:table-cell>
          <table:table-cell office:value-type="string">
            <text:p>Maxim</text:p>
          </table:table-cell>
          <table:table-cell office:value-type="string">
            <text:p>MAX4069</text:p>
          </table:table-cell>
          <table:table-cell office:value-type="string">
            <text:p>High-side Current Sense Amplifier – UMAX</text:p>
          </table:table-cell>
          <table:table-cell office:value-type="float" office:value="2">
            <text:p>2</text:p>
          </table:table-cell>
          <table:table-cell office:value-type="string">
            <text:p>Maxim</text:p>
          </table:table-cell>
          <table:table-cell office:value-type="string">
            <text:p>MAX4069AUB</text:p>
          </table:table-cell>
          <table:table-cell table:formula="oooc:=[.E11]*[Sheet2.$B$1]" office:value-type="float" office:value="40">
            <text:p>40</text:p>
          </table:table-cell>
          <table:table-cell table:number-columns-repeated="2" office:value-type="float" office:value="25">
            <text:p>25</text:p>
          </table:table-cell>
          <table:table-cell office:value-type="currency" office:currency="GBP" office:value="0.75">
            <text:p>£0.7500</text:p>
          </table:table-cell>
          <table:table-cell table:formula="oooc:=[.K11]*[.J11]" office:value-type="currency" office:currency="GBP" office:value="18.75">
            <text:p>£18.7500</text:p>
          </table:table-cell>
        </table:table-row>
        <table:table-row table:style-name="ro1">
          <table:table-cell office:value-type="string">
            <text:p>JP1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formula="oooc:=[.E1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formula="oooc:=[.K12]*[.J12]" office:value-type="currency" office:currency="GBP" office:value="2.1">
            <text:p>£2.1000</text:p>
          </table:table-cell>
        </table:table-row>
        <table:table-row table:style-name="ro1">
          <table:table-cell office:value-type="string">
            <text:p>LED2-8</text:p>
          </table:table-cell>
          <table:table-cell table:number-columns-repeated="2"/>
          <table:table-cell office:value-type="string">
            <text:p>LED</text:p>
          </table:table-cell>
          <table:table-cell office:value-type="float" office:value="7">
            <text:p>7</text:p>
          </table:table-cell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table:formula="oooc:=[.E13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95">
            <text:p>£0.0950</text:p>
          </table:table-cell>
          <table:table-cell table:formula="oooc:=[.K13]*[.J13]" office:value-type="currency" office:currency="GBP" office:value="13.3">
            <text:p>£13.3000</text:p>
          </table:table-cell>
        </table:table-row>
        <table:table-row table:style-name="ro1">
          <table:table-cell office:value-type="string">
            <text:p>Q1-4</text:p>
          </table:table-cell>
          <table:table-cell/>
          <table:table-cell office:value-type="string">
            <text:p>2N7002</text:p>
          </table:table-cell>
          <table:table-cell office:value-type="string">
            <text:p>FET N-channel SOT2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table:formula="oooc:=[.E14]*[Sheet2.$B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currency" office:currency="GBP" office:value="0.049">
            <text:p>£0.0490</text:p>
          </table:table-cell>
          <table:table-cell table:formula="oooc:=[.K14]*[.J14]" office:value-type="currency" office:currency="GBP" office:value="3.92">
            <text:p>£3.9200</text:p>
          </table:table-cell>
        </table:table-row>
        <table:table-row table:style-name="ro1">
          <table:table-cell office:value-type="string">
            <text:p>Q5-Q8</text:p>
          </table:table-cell>
          <table:table-cell/>
          <table:table-cell office:value-type="string">
            <text:p>FDD8882</text:p>
          </table:table-cell>
          <table:table-cell office:value-type="string">
            <text:p>FET N-channel TO252-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1228332">
            <text:p>1228332</text:p>
          </table:table-cell>
          <table:table-cell table:formula="oooc:=[.E15]*[Sheet2.$B$1]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currency" office:currency="GBP" office:value="0.24">
            <text:p>£0.2400</text:p>
          </table:table-cell>
          <table:table-cell table:formula="oooc:=[.K15]*[.J15]" office:value-type="currency" office:currency="GBP" office:value="19.2">
            <text:p>£19.2000</text:p>
          </table:table-cell>
        </table:table-row>
        <table:table-row table:style-name="ro1">
          <table:table-cell office:value-type="string">
            <text:p>Q13-Q16</text:p>
          </table:table-cell>
          <table:table-cell/>
          <table:table-cell office:value-type="string">
            <text:p>NDS8435A</text:p>
          </table:table-cell>
          <table:table-cell office:value-type="string">
            <text:p>FET P-channel SOIC-8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9846263">
            <text:p>9846263</text:p>
          </table:table-cell>
          <table:table-cell table:formula="oooc:=[.E16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currency" office:currency="GBP" office:value="0.53">
            <text:p>£0.5300</text:p>
          </table:table-cell>
          <table:table-cell table:formula="oooc:=[.K16]*[.J16]" office:value-type="currency" office:currency="GBP" office:value="53">
            <text:p>£53.0000</text:p>
          </table:table-cell>
        </table:table-row>
        <table:table-row table:style-name="ro1">
          <table:table-cell office:value-type="string">
            <text:p>R1-2</text:p>
          </table:table-cell>
          <table:table-cell table:number-columns-repeated="2"/>
          <table:table-cell office:value-type="string">
            <text:p>Resistor 15mR 1206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8067538">
            <text:p>8067538</text:p>
          </table:table-cell>
          <table:table-cell table:formula="oooc:=[.E17]*[Sheet2.$B$1]"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195">
            <text:p>£0.1950</text:p>
          </table:table-cell>
          <table:table-cell table:formula="oooc:=[.K17]*[.J17]" office:value-type="currency" office:currency="GBP" office:value="9.75">
            <text:p>£9.7500</text:p>
          </table:table-cell>
        </table:table-row>
        <table:table-row table:style-name="ro1">
          <table:table-cell office:value-type="string">
            <text:p>R3-6,R8-9</text:p>
          </table:table-cell>
          <table:table-cell table:number-columns-repeated="2"/>
          <table:table-cell office:value-type="string">
            <text:p>Resistor 100K 0603</text:p>
          </table:table-cell>
          <table:table-cell office:value-type="float" office:value="6">
            <text:p>6</text:p>
          </table:table-cell>
          <table:table-cell office:value-type="string">
            <text:p>Farnell</text:p>
          </table:table-cell>
          <table:table-cell office:value-type="float" office:value="9330402">
            <text:p>9330402</text:p>
          </table:table-cell>
          <table:table-cell table:formula="oooc:=[.E18]*[Sheet2.$B$1]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currency" office:currency="GBP" office:value="0.021">
            <text:p>£0.0210</text:p>
          </table:table-cell>
          <table:table-cell table:formula="oooc:=[.K18]*[.J18]" office:value-type="currency" office:currency="GBP" office:value="2.52">
            <text:p>£2.5200</text:p>
          </table:table-cell>
        </table:table-row>
        <table:table-row table:style-name="ro1">
          <table:table-cell office:value-type="string">
            <text:p>R11-12,R19-20</text:p>
          </table:table-cell>
          <table:table-cell table:number-columns-repeated="2"/>
          <table:table-cell office:value-type="string">
            <text:p>Resistor 100R 060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9330364">
            <text:p>9330364</text:p>
          </table:table-cell>
          <table:table-cell table:formula="oooc:=[.E19]*[Sheet2.$B$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currency" office:currency="GBP" office:value="0.021">
            <text:p>£0.0210</text:p>
          </table:table-cell>
          <table:table-cell table:formula="oooc:=[.K19]*[.J19]" office:value-type="currency" office:currency="GBP" office:value="1.68">
            <text:p>£1.6800</text:p>
          </table:table-cell>
        </table:table-row>
        <table:table-row table:style-name="ro1">
          <table:table-cell office:value-type="string">
            <text:p>R10</text:p>
          </table:table-cell>
          <table:table-cell table:number-columns-repeated="2"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table:formula="oooc:=[.E20]*[Sheet2.$B$1]"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021">
            <text:p>£0.0210</text:p>
          </table:table-cell>
          <table:table-cell table:formula="oooc:=[.K20]*[.J20]" office:value-type="currency" office:currency="GBP" office:value="1.05">
            <text:p>£1.0500</text:p>
          </table:table-cell>
        </table:table-row>
        <table:table-row table:style-name="ro1">
          <table:table-cell office:value-type="string">
            <text:p>R7,R13-18</text:p>
          </table:table-cell>
          <table:table-cell table:number-columns-repeated="2"/>
          <table:table-cell office:value-type="string">
            <text:p>Resistor 560R 0603</text:p>
          </table:table-cell>
          <table:table-cell office:value-type="float" office:value="7">
            <text:p>7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table:formula="oooc:=[.E21]*[Sheet2.$B$1]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currency" office:currency="GBP" office:value="0.021">
            <text:p>£0.0210</text:p>
          </table:table-cell>
          <table:table-cell table:formula="oooc:=[.K21]*[.J21]" office:value-type="currency" office:currency="GBP" office:value="2.94">
            <text:p>£2.9400</text:p>
          </table:table-cell>
        </table:table-row>
        <table:table-row table:style-name="ro1">
          <table:table-cell office:value-type="string">
            <text:p>X1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712887">
            <text:p>9712887</text:p>
          </table:table-cell>
          <table:table-cell table:formula="oooc:=[.E2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4">
            <text:p>£0.3400</text:p>
          </table:table-cell>
          <table:table-cell table:formula="oooc:=[.K22]*[.J22]" office:value-type="currency" office:currency="GBP" office:value="6.8">
            <text:p>£6.80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ooc:=SUM([.E2:.E22])"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:</text:p>
          </table:table-cell>
          <table:table-cell table:formula="oooc:=SUM([BOM.L2:.L65536])*1.175" office:value-type="currency" office:currency="GBP" office:value="282.43475">
            <text:p>£282.4348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currency" office:currency="GBP" office:value="14.1217375">
            <text:p>£14.121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0P0"/>
    </number:currency-style>
    <number:number-style style:name="N111">
      <number:number number:decimal-places="15" number:min-integer-digits="1" number:decimal-replacement="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5P0" style:volatile="true">
      <number:currency-symbol>$</number:currency-symbol>
      <number:number number:decimal-places="2" number:min-integer-digits="1" number:grouping="true"/>
    </number:currency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integer-digits="1" number:grouping="true"/>
      <number:text>_ </number:text>
    </number:number-style>
    <number:number-style style:name="N118">
      <number:text>[Red]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5">08/25/2007</text:date>, <text:time>18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Spanton</meta:initial-creator>
    <meta:creation-date>2007-08-15T00:37:07</meta:creation-date>
    <dc:creator>Robert Spanton</dc:creator>
    <dc:date>2007-08-25T18:47:01</dc:date>
    <dc:language>en-US</dc:language>
    <meta:editing-cycles>86</meta:editing-cycles>
    <meta:editing-duration>PT7H19M21S</meta:editing-duration>
    <meta:user-defined meta:name="Info 1"/>
    <meta:user-defined meta:name="Info 2"/>
    <meta:user-defined meta:name="Info 3"/>
    <meta:user-defined meta:name="Info 4"/>
    <meta:document-statistic meta:table-count="3" meta:cell-count="238"/>
  </office:meta>
</office:document-meta>
</file>